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--name testsql -e MYSQL_ROOT_PASSWORD=password -d mysql:latest</text:p>
      <text:p text:style-name="Standard"/>
      <text:p text:style-name="Standard">docker run --name testword --link testsql:mysql -p 8077:80 -d wordpres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7:44:29.590686561</meta:creation-date>
    <dc:date>2022-12-15T18:06:18.813159799</dc:date>
    <meta:editing-duration>PT11M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1" meta:character-count="144" meta:non-whitespace-character-count="128"/>
  </office:meta>
</office:document-meta>
</file>